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3 02:31   |   <text:a xlink:type="simple" xlink:href="http://palinfo.habago.org/Entry?Command=Information_PrintForum&amp;iPage=21&amp;sType=FORUM#FORUM37387"><text:span text:style-name="T2">#</text:span></text:a></text:p>
      <text:p text:style-name="P2">卡韓政變<text:span text:style-name="T3">(19)</text:span>：一種傳說，一點火種<text:span text:style-name="T3"> <text:line-break/><text:line-break/></text:span>陳真<text:span text:style-name="T3">2019. 04. 23 <text:line-break/><text:line-break/><text:line-break/></text:span>因為寫東西快，黨外時曾經替許多黨外候選人寫過文宣，不過都是被動，都是別人來找我幫忙我才寫。記憶中，唯<text:span text:style-name="T3"><text:s/>"</text:span>二<text:span text:style-name="T3">" </text:span>兩次例外是我主動幫忙，一是幫林弘宣的太太林黎琤，一是幫陳定南。<text:span text:style-name="T3"> <text:line-break/><text:line-break/></text:span>雖然有如此多次助選經驗，但我從來不認為選舉有多大的重要性。這次總統大選當然也不例外。江河千迴百轉，終究得飛奔大海，兩岸終究得統一，多那三轉，少那五曲，不影響最後結局。在這個意義上，島內政治如何，不過茶壺裏的風暴，無關大局<text:span text:style-name="T3">--</text:span>儘管我始終相信韓流在相當程度上將影響島內一定的禍福榮枯。<text:span text:style-name="T3"> <text:line-break/><text:line-break/></text:span>但在另一個意義上，韓國瑜及其所代表的精神卻意義重大。我不想用一種缺乏一己情感的學院派方式講這事情，只能說，這樣一種精神長在我心，我就算死一百次一千次也絕不會背棄它。<text:span text:style-name="T3"> <text:line-break/><text:line-break/></text:span>不過，我得承認，在韓國瑜剛出來選高雄市長時，我犯了一個根本上的錯：我曾在這個留言板上說<text:span text:style-name="T3"><text:s/>"</text:span>韓國瑜對弱勢者恐怕是無感的<text:span text:style-name="T3">"</text:span>。<text:span text:style-name="T3"> <text:line-break/><text:line-break/></text:span>我之所以會犯下那樣的評價錯誤，主要當然是來自於我對於過去那個年少得志的年輕韓國瑜的歷史記憶：西裝畢挺，油頭粉面，臉上總是戴個金框眼鏡，細皮嫩肉伶牙利齒，好辯好鬥，彷彿看到台獨就要打似的，渾身忠黨愛國細胞的一位軍系立委。所謂軍系就是軍方所支持，簡單說就是舊國民黨的鐵票部隊，隨便選都能選上，永遠聽命於黨意，對黨外視如寇讎。<text:span text:style-name="T3"> <text:line-break/><text:line-break/></text:span>事經二十年，就在我幾乎要忘記這一號人物時，他突然又冒出來了。如今，歷史的弔詭，讓我們同屬一個立場。我是在上個世紀末，大約<text:span text:style-name="T3">1999</text:span>年時，由獨轉統，並且也是在那個時候徹底認清我所參與創立的這個民進黨的真實醜陋本質。<text:span text:style-name="T3"> <text:line-break/><text:line-break/></text:span>但是，老實說，我至今從不反統一，也從不反台獨。我只反對睜眼說瞎話，反對貪污腐敗，反對大撈特撈，反對言行不一，反對政治操弄，反對把統獨當成一種謀取私利與權力的詐騙工具，反對以眾人長遠福祉做為掠奪私利與權力的犧牲品，反對充當美帝殘害世人之幫凶走狗。<text:span text:style-name="T3"> <text:line-break/><text:line-break/></text:span>因此，我之強烈支持韓國瑜，其實跟統獨本身可以說扯不上任何關係，就如我之前所說，我不認為島內政治之九彎十八拐能影響最終的兩岸分合與國際政治走向。我之所以強烈支持韓國瑜，憑良心說，只有一個原因，其它說法全屬微不足道。真正的主要原因就是：經過這三、四個月來的觀察，韓國瑜的真誠、無私以及對待一般人及弱勢者的態度和憐憫，確實深深感動了我。<text:span text:style-name="T3"> <text:line-break/><text:line-break/></text:span>我不在乎他是不是什麼百年罕見的政治奇才，但他確實是我聽過、讀過、見識過、交往過之國內外根本數不清的政治人物之中，極少數秉性單純、善良而且具有淑世利他精神的政治人物。<text:span text:style-name="T3"> <text:line-break/><text:line-break/></text:span>我其實不太願意用政治人物一詞來定位他，畢竟這詞對我來說充滿貶意。他其實比較像是一個英雄好漢，一種在當今世道已十分罕見的俠客型人物，一夫當關，見義勇為，懷有真性情；也許缺點難免，但總是暇不掩<text:span text:style-name="T3"><text:s/>"</text:span>瑜<text:span text:style-name="T3">"</text:span>。如果用維根斯坦對人類之最高評價方式來說，那麼，韓國瑜不但是一個有血有肉的<text:span text:style-name="T3"><text:s/>"</text:span>人<text:span text:style-name="T3">"</text:span>，而且是個好人。<text:span text:style-name="T3"> <text:line-break/><text:line-break/></text:span>這樣一個人，所捲起的風潮，其所代表的精神與態度，在我看來，無非就是所謂<text:span text:style-name="T3"><text:s/>"</text:span>政治<text:span text:style-name="T3">" </text:span>理應具有的最基本核心價值。政治若不是為了懷弱惜幼體恤眾生，政治有何意義可言？這樣一種價值，宛若一種傳說，一點火種，失落世上已千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